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álculo del presupuesto 3D Perceptr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ng PC no cubierta</text:p>
          </table:table-cell>
          <table:table-cell table:formula="of:=9-[.B7]-[.B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ng BH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its a index</text:p>
          </table:table-cell>
          <table:table-cell table:formula="of:=[.B7]+[.B8]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so total de la BHT</text:p>
          </table:table-cell>
          <table:table-cell table:formula="of:=[.B3]*[.B13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ng Dim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 table:number-columns-spanned="1" table:number-rows-spanned="2">
            <text:p>Cantidad de perceptrones</text:p>
          </table:table-cell>
          <table:table-cell table:formula="of:=(2^([.B7]))*(2^([.B8]))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Long Dim1</text:p>
          </table:table-cell>
          <table:table-cell office:value-type="float" office:value="4" calcext:value-type="float">
            <text:p>4</text:p>
          </table:table-cell>
          <table:table-cell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Dim3 – Pesos/Perc</text:p>
          </table:table-cell>
          <table:table-cell table:formula="of:=[.B3]+1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nt pesos en tabla</text:p>
          </table:table-cell>
          <table:table-cell table:formula="of:=[.B9]*[.E7]" office:value-type="float" office:value="10752" calcext:value-type="float">
            <text:p>1075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ng int (bits)</text:p>
          </table:table-cell>
          <table:table-cell office:value-type="float" office:value="3" calcext:value-type="float">
            <text:p>3</text:p>
          </table:table-cell>
          <table:table-cell/>
          <table:table-cell table:formula="of:=2^([.B13])" office:value-type="float" office:value="8" calcext:value-type="float">
            <text:p>8</text:p>
          </table:table-cell>
          <table:table-cell office:value-type="string" calcext:value-type="string">
            <text:p>Mmx</text:p>
          </table:table-cell>
          <table:table-cell table:formula="of:=COM.MICROSOFT.CONCAT(&quot;±&quot;;[.D13]-1)" office:value-type="string" office:string-value="±7" calcext:value-type="string">
            <text:p>±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so de la tabla</text:p>
          </table:table-cell>
          <table:table-cell table:formula="of:=[.B13]*[.B11]" office:value-type="float" office:value="32256" calcext:value-type="float">
            <text:p>3225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Presupuesto total</text:p>
          </table:table-cell>
          <table:table-cell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s utilizados</text:p>
          </table:table-cell>
          <table:table-cell table:formula="of:=[.B15]+[.B5]" office:value-type="float" office:value="32316" calcext:value-type="float">
            <text:p>32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erencia</text:p>
          </table:table-cell>
          <table:table-cell table:formula="of:=[.B17]-[.B18]"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% Predicciones correctas</text:p>
          </table:table-cell>
          <table:table-cell office:value-type="float" office:value="76.129" calcext:value-type="float">
            <text:p>76.12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23:47:30.956506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09:24:29.522394935</meta:creation-date>
    <dc:date>2024-05-02T23:50:47.700819679</dc:date>
    <meta:editing-duration>PT11M3S</meta:editing-duration>
    <meta:editing-cycles>2</meta:editing-cycles>
    <meta:generator>LibreOffice/24.2.0.3$Linux_X86_64 LibreOffice_project/420$Build-3</meta:generator>
    <meta:document-statistic meta:table-count="1" meta:cell-count="33" meta:object-count="0"/>
  </office:meta>
</office:document-meta>
</file>